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P8" style:parent-style-name="Standard" style:list-style-name="LFO1" style:family="paragraph">
      <style:paragraph-properties fo:line-height="115%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T14" style:parent-style-name="Standardnípísmoodstavce" style:family="text">
      <style:text-properties fo:color="#000000"/>
    </style:style>
    <style:style style:name="T15" style:parent-style-name="Standardnípísmoodstavce" style:family="text">
      <style:text-properties fo:color="#000000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P20" style:parent-style-name="Standard" style:list-style-name="LFO1" style:family="paragraph">
      <style:paragraph-properties fo:line-height="115%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T30" style:parent-style-name="Standardnípísmoodstavce" style:family="text">
      <style:text-properties fo:color="#000000"/>
    </style:style>
    <style:style style:name="P31" style:parent-style-name="Standard" style:list-style-name="LFO1" style:family="paragraph">
      <style:paragraph-properties fo:line-height="115%"/>
    </style:style>
    <style:style style:name="T32" style:parent-style-name="Standardnípísmoodstavce" style:family="text">
      <style:text-properties fo:font-weight="bold" style:font-weight-asian="bold" style:font-weight-complex="bold" fo:color="#000000"/>
    </style:style>
    <style:style style:name="T33" style:parent-style-name="Standardnípísmoodstavce" style:family="text">
      <style:text-properties fo:color="#000000"/>
    </style:style>
    <style:style style:name="P34" style:parent-style-name="Standard" style:list-style-name="LFO1" style:family="paragraph">
      <style:paragraph-properties fo:margin-bottom="0.1965in" fo:line-height="115%"/>
    </style:style>
    <style:style style:name="T35" style:parent-style-name="Standardnípísmoodstavce" style:family="text">
      <style:text-properties fo:font-weight="bold" style:font-weight-asian="bold" style:font-weight-complex="bold" fo:color="#000000"/>
    </style:style>
    <style:style style:name="T36" style:parent-style-name="Standardnípísmoodstavce" style:family="text">
      <style:text-properties fo:color="#000000"/>
    </style:style>
    <style:style style:name="T37" style:parent-style-name="Standardnípísmoodstavce" style:family="text">
      <style:text-properties fo:color="#000000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P41" style:parent-style-name="Standard" style:list-style-name="LFO1" style:family="paragraph">
      <style:paragraph-properties fo:line-height="115%"/>
    </style:style>
    <style:style style:name="T42" style:parent-style-name="Standardnípísmoodstavce" style:family="text">
      <style:text-properties fo:font-weight="bold" style:font-weight-asian="bold" style:font-weight-complex="bold" fo:color="#000000"/>
    </style:style>
    <style:style style:name="T43" style:parent-style-name="Standardnípísmoodstavce" style:family="text">
      <style:text-properties fo:color="#000000"/>
    </style:style>
    <style:style style:name="P4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45" style:parent-style-name="Standard" style:list-style-name="LFO1" style:family="paragraph">
      <style:paragraph-properties fo:line-height="115%"/>
    </style:style>
    <style:style style:name="T4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font-weight="bold" style:font-weight-asian="bold" style:font-weight-complex="bold"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font-weight="bold" style:font-weight-asian="bold" style:font-weight-complex="bold" fo:color="#000000"/>
    </style:style>
    <style:style style:name="T51" style:parent-style-name="Standardnípísmoodstavce" style:family="text">
      <style:text-properties fo:color="#000000"/>
    </style:style>
    <style:style style:name="P52" style:parent-style-name="Standard" style:list-style-name="LFO1" style:family="paragraph">
      <style:paragraph-properties fo:line-height="115%"/>
    </style:style>
    <style:style style:name="T5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4" style:parent-style-name="Standardnípísmoodstavce" style:family="text">
      <style:text-properties fo:color="#000000"/>
    </style:style>
    <style:style style:name="T55" style:parent-style-name="Standardnípísmoodstavce" style:family="text">
      <style:text-properties fo:font-weight="bold" style:font-weight-asian="bold" style:font-weight-complex="bold" fo:color="#000000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font-weight="bold" style:font-weight-asian="bold" style:font-weight-complex="bold" fo:color="#000000"/>
    </style:style>
    <style:style style:name="T58" style:parent-style-name="Standardnípísmoodstavce" style:family="text">
      <style:text-properties fo:font-weight="bold" style:font-weight-asian="bold" style:font-weight-complex="bold" fo:color="#000000"/>
    </style:style>
    <style:style style:name="T59" style:parent-style-name="Standardnípísmoodstavce" style:family="text">
      <style:text-properties fo:font-weight="bold" style:font-weight-asian="bold" style:font-weight-complex="bold" fo:color="#000000"/>
    </style:style>
    <style:style style:name="P60" style:parent-style-name="Standard" style:list-style-name="LFO1" style:family="paragraph">
      <style:paragraph-properties fo:line-height="115%"/>
    </style:style>
    <style:style style:name="T61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2" style:parent-style-name="Standardnípísmoodstavce" style:family="text">
      <style:text-properties fo:color="#000000"/>
    </style:style>
    <style:style style:name="T63" style:parent-style-name="Standardnípísmoodstavce" style:family="text">
      <style:text-properties fo:font-weight="bold" style:font-weight-asian="bold" style:font-weight-complex="bold" fo:color="#000000"/>
    </style:style>
    <style:style style:name="T64" style:parent-style-name="Standardnípísmoodstavce" style:family="text">
      <style:text-properties fo:color="#000000"/>
    </style:style>
    <style:style style:name="T65" style:parent-style-name="Standardnípísmoodstavce" style:family="text">
      <style:text-properties fo:color="#000000"/>
    </style:style>
    <style:style style:name="T66" style:parent-style-name="Standardnípísmoodstavce" style:family="text">
      <style:text-properties fo:color="#000000"/>
    </style:style>
    <style:style style:name="P67" style:parent-style-name="Standard" style:list-style-name="LFO1" style:family="paragraph">
      <style:paragraph-properties fo:line-height="115%"/>
    </style:style>
    <style:style style:name="T6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font-weight="bold" style:font-weight-asian="bold" style:font-weight-complex="bold" fo:color="#000000"/>
    </style:style>
    <style:style style:name="P71" style:parent-style-name="Standard" style:list-style-name="LFO1" style:family="paragraph">
      <style:paragraph-properties fo:margin-top="0.0395in" fo:line-height="115%"/>
    </style:style>
    <style:style style:name="T72" style:parent-style-name="Standardnípísmoodstavce" style:family="text">
      <style:text-properties fo:font-weight="bold" style:font-weight-asian="bold" style:font-weight-complex="bold" fo:color="#000000"/>
    </style:style>
    <style:style style:name="T73" style:parent-style-name="Standardnípísmoodstavce" style:family="text">
      <style:text-properties fo:color="#000000"/>
    </style:style>
    <style:style style:name="P74" style:parent-style-name="Standard" style:list-style-name="LFO1" style:family="paragraph">
      <style:paragraph-properties fo:line-height="115%"/>
    </style:style>
    <style:style style:name="T75" style:parent-style-name="Standardnípísmoodstavce" style:family="text">
      <style:text-properties fo:font-weight="bold" style:font-weight-asian="bold" style:font-weight-complex="bold" fo:color="#000000"/>
    </style:style>
    <style:style style:name="T76" style:parent-style-name="Standardnípísmoodstavce" style:family="text">
      <style:text-properties fo:color="#000000"/>
    </style:style>
    <style:style style:name="P77" style:parent-style-name="Standard" style:list-style-name="LFO1" style:family="paragraph">
      <style:paragraph-properties fo:margin-bottom="0.1965in" fo:line-height="115%"/>
    </style:style>
    <style:style style:name="T78" style:parent-style-name="Standardnípísmoodstavce" style:family="text">
      <style:text-properties fo:font-weight="bold" style:font-weight-asian="bold" style:font-weight-complex="bold" fo:color="#000000"/>
    </style:style>
    <style:style style:name="T79" style:parent-style-name="Standardnípísmoodstavce" style:family="text">
      <style:text-properties fo:color="#000000"/>
    </style:style>
    <style:style style:name="T80" style:parent-style-name="Standardnípísmoodstavce" style:family="text">
      <style:text-properties fo:color="#000000"/>
    </style:style>
    <style:style style:name="T81" style:parent-style-name="Standardnípísmoodstavce" style:family="text">
      <style:text-properties fo:color="#000000"/>
    </style:style>
    <style:style style:name="T82" style:parent-style-name="Standardnípísmoodstavce" style:family="text">
      <style:text-properties fo:color="#000000"/>
    </style:style>
    <style:style style:name="T83" style:parent-style-name="Standardnípísmoodstavce" style:family="text">
      <style:text-properties fo:color="#000000"/>
    </style:style>
    <style:style style:name="P84" style:parent-style-name="Standard" style:list-style-name="LFO1" style:family="paragraph">
      <style:paragraph-properties fo:line-height="115%"/>
    </style:style>
    <style:style style:name="T85" style:parent-style-name="Standardnípísmoodstavce" style:family="text">
      <style:text-properties fo:font-weight="bold" style:font-weight-asian="bold" style:font-weight-complex="bold" fo:color="#000000"/>
    </style:style>
    <style:style style:name="P86" style:parent-style-name="Standard" style:list-style-name="LFO1" style:family="paragraph">
      <style:paragraph-properties fo:line-height="115%"/>
    </style:style>
    <style:style style:name="T87" style:parent-style-name="Standardnípísmoodstavce" style:family="text">
      <style:text-properties fo:font-weight="bold" style:font-weight-asian="bold" style:font-weight-complex="bold" fo:color="#000000"/>
    </style:style>
    <style:style style:name="T88" style:parent-style-name="Standardnípísmoodstavce" style:family="text">
      <style:text-properties fo:color="#000000"/>
    </style:style>
    <style:style style:name="P89" style:parent-style-name="Standard" style:list-style-name="LFO1" style:family="paragraph">
      <style:paragraph-properties fo:line-height="115%"/>
      <style:text-properties fo:color="#000000"/>
    </style:style>
    <style:style style:name="P90" style:parent-style-name="Standard" style:family="paragraph">
      <style:paragraph-properties fo:line-height="115%"/>
      <style:text-properties fo:color="#000000"/>
    </style:style>
    <style:style style:name="P91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2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color="#000000"/>
    </style:style>
    <style:style style:name="P96" style:parent-style-name="Standard" style:list-style-name="LFO1" style:family="paragraph">
      <style:paragraph-properties fo:line-height="115%"/>
      <style:text-properties fo:color="#000000"/>
    </style:style>
    <style:style style:name="P97" style:parent-style-name="Standard" style:list-style-name="LFO1" style:family="paragraph">
      <style:paragraph-properties fo:line-height="115%"/>
      <style:text-properties fo:color="#000000"/>
    </style:style>
    <style:style style:name="P98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9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1" style:family="paragraph">
      <style:paragraph-properties fo:line-height="115%"/>
      <style:text-properties fo:color="#000000"/>
    </style:style>
    <style:style style:name="P101" style:parent-style-name="Standard" style:list-style-name="LFO1" style:family="paragraph">
      <style:paragraph-properties fo:line-height="115%"/>
      <style:text-properties fo:color="#000000"/>
    </style:style>
    <style:style style:name="P102" style:parent-style-name="Standard" style:list-style-name="LFO1" style:family="paragraph">
      <style:paragraph-properties fo:line-height="115%"/>
      <style:text-properties fo:color="#000000"/>
    </style:style>
    <style:style style:name="P103" style:parent-style-name="Standard" style:list-style-name="LFO1" style:family="paragraph">
      <style:paragraph-properties fo:line-height="115%"/>
      <style:text-properties fo:color="#000000"/>
    </style:style>
    <style:style style:name="P104" style:parent-style-name="Standard" style:list-style-name="LFO1" style:family="paragraph">
      <style:paragraph-properties fo:line-height="115%"/>
      <style:text-properties fo:color="#000000"/>
    </style:style>
    <style:style style:name="P105" style:parent-style-name="Standard" style:list-style-name="LFO1" style:family="paragraph">
      <style:paragraph-properties fo:line-height="115%"/>
    </style:style>
    <style:style style:name="T106" style:parent-style-name="Standardnípísmoodstavce" style:family="text">
      <style:text-properties fo:font-weight="bold" style:font-weight-asian="bold" style:font-weight-complex="bold" fo:color="#000000"/>
    </style:style>
    <style:style style:name="T107" style:parent-style-name="Standardnípísmoodstavce" style:family="text">
      <style:text-properties fo:color="#000000"/>
    </style:style>
    <style:style style:name="P108" style:parent-style-name="Standard" style:family="paragraph">
      <style:paragraph-properties fo:margin-top="0.3937in" fo:margin-bottom="0.0986in"/>
      <style:text-properties fo:font-weight="bold" style:font-weight-asian="bold" style:font-weight-complex="bold" fo:color="#FF00CC"/>
    </style:style>
    <style:style style:name="P109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10" style:parent-style-name="Standard" style:list-style-name="LFO2" style:family="paragraph">
      <style:paragraph-properties fo:line-height="115%"/>
      <style:text-properties fo:color="#000000"/>
    </style:style>
    <style:style style:name="P111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2" style:parent-style-name="Standard" style:list-style-name="LFO2" style:family="paragraph">
      <style:paragraph-properties fo:line-height="115%"/>
    </style:style>
    <style:style style:name="T113" style:parent-style-name="Standardnípísmoodstavce" style:family="text">
      <style:text-properties fo:font-weight="bold" style:font-weight-asian="bold" style:font-weight-complex="bold" fo:color="#000000"/>
    </style:style>
    <style:style style:name="T114" style:parent-style-name="Standardnípísmoodstavce" style:family="text">
      <style:text-properties fo:font-weight="bold" style:font-weight-asian="bold" style:font-weight-complex="bold" fo:color="#000000" fo:background-color="#FFFF00"/>
    </style:style>
    <style:style style:name="T115" style:parent-style-name="Standardnípísmoodstavce" style:family="text">
      <style:text-properties fo:font-weight="bold" style:font-weight-asian="bold" style:font-weight-complex="bold" fo:color="#000000"/>
    </style:style>
    <style:style style:name="P116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7" style:parent-style-name="Standard" style:list-style-name="LFO2" style:family="paragraph">
      <style:paragraph-properties fo:line-height="115%"/>
    </style:style>
    <style:style style:name="T118" style:parent-style-name="Standardnípísmoodstavce" style:family="text">
      <style:text-properties fo:font-weight="bold" style:font-weight-asian="bold" style:font-weight-complex="bold" fo:color="#000000"/>
    </style:style>
    <style:style style:name="T119" style:parent-style-name="Standardnípísmoodstavce" style:family="text">
      <style:text-properties fo:color="#000000"/>
    </style:style>
    <style:style style:name="P120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21" style:parent-style-name="Standard" style:list-style-name="LFO2" style:family="paragraph">
      <style:paragraph-properties fo:line-height="115%"/>
    </style:style>
    <style:style style:name="T122" style:parent-style-name="Standardnípísmoodstavce" style:family="text">
      <style:text-properties fo:color="#000000"/>
    </style:style>
    <style:style style:name="T123" style:parent-style-name="Standardnípísmoodstavce" style:family="text">
      <style:text-properties fo:font-weight="bold" style:font-weight-asian="bold" style:font-weight-complex="bold" fo:color="#000000"/>
    </style:style>
    <style:style style:name="T124" style:parent-style-name="Standardnípísmoodstavce" style:family="text">
      <style:text-properties fo:color="#000000"/>
    </style:style>
    <style:style style:name="P125" style:parent-style-name="Standard" style:list-style-name="LFO2" style:family="paragraph">
      <style:paragraph-properties fo:line-height="115%"/>
    </style:style>
    <style:style style:name="T126" style:parent-style-name="Standardnípísmoodstavce" style:family="text">
      <style:text-properties fo:color="#000000"/>
    </style:style>
    <style:style style:name="T127" style:parent-style-name="Standardnípísmoodstavce" style:family="text">
      <style:text-properties fo:font-weight="bold" style:font-weight-asian="bold" style:font-weight-complex="bold" fo:color="#000000"/>
    </style:style>
    <style:style style:name="T128" style:parent-style-name="Standardnípísmoodstavce" style:family="text">
      <style:text-properties fo:color="#000000"/>
    </style:style>
    <style:style style:name="P129" style:parent-style-name="Standard" style:list-style-name="LFO2" style:family="paragraph">
      <style:paragraph-properties fo:line-height="115%"/>
      <style:text-properties fo:color="#000000"/>
    </style:style>
    <style:style style:name="P130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1" style:parent-style-name="Standard" style:list-style-name="LFO2" style:family="paragraph">
      <style:paragraph-properties fo:line-height="115%"/>
    </style:style>
    <style:style style:name="T132" style:parent-style-name="Standardnípísmoodstavce" style:family="text">
      <style:text-properties fo:font-weight="bold" style:font-weight-asian="bold" style:font-weight-complex="bold" fo:color="#000000"/>
    </style:style>
    <style:style style:name="T133" style:parent-style-name="Standardnípísmoodstavce" style:family="text">
      <style:text-properties fo:color="#000000"/>
    </style:style>
    <style:style style:name="P134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35" style:parent-style-name="Standard" style:list-style-name="LFO2" style:family="paragraph">
      <style:paragraph-properties fo:line-height="115%"/>
      <style:text-properties fo:color="#000000"/>
    </style:style>
    <style:style style:name="P136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37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38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39" style:parent-style-name="Standard" style:family="paragraph">
      <style:paragraph-properties fo:margin-top="0.1965in" fo:line-height="115%"/>
      <style:text-properties fo:font-weight="bold" style:font-weight-asian="bold" style:font-weight-complex="bold" fo:color="#000000"/>
    </style:style>
    <style:style style:name="P140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41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2" style:parent-style-name="Standard" style:list-style-name="LFO4" style:family="paragraph">
      <style:paragraph-properties fo:line-height="115%"/>
      <style:text-properties fo:color="#000000"/>
    </style:style>
    <style:style style:name="P143" style:parent-style-name="Standard" style:list-style-name="LFO4" style:family="paragraph">
      <style:paragraph-properties fo:line-height="115%"/>
    </style:style>
    <style:style style:name="T144" style:parent-style-name="Standardnípísmoodstavce" style:family="text">
      <style:text-properties fo:font-weight="bold" style:font-weight-asian="bold" style:font-weight-complex="bold" fo:color="#000000"/>
    </style:style>
    <style:style style:name="T145" style:parent-style-name="Standardnípísmoodstavce" style:family="text">
      <style:text-properties fo:color="#000000"/>
    </style:style>
    <style:style style:name="T146" style:parent-style-name="Standardnípísmoodstavce" style:family="text">
      <style:text-properties fo:font-weight="bold" style:font-weight-asian="bold" style:font-weight-complex="bold" fo:color="#000000"/>
    </style:style>
    <style:style style:name="P147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48" style:parent-style-name="Standard" style:list-style-name="LFO4" style:family="paragraph">
      <style:paragraph-properties fo:line-height="115%"/>
    </style:style>
    <style:style style:name="T149" style:parent-style-name="Standardnípísmoodstavce" style:family="text">
      <style:text-properties fo:font-weight="bold" style:font-weight-asian="bold" style:font-weight-complex="bold" fo:color="#000000"/>
    </style:style>
    <style:style style:name="T150" style:parent-style-name="Standardnípísmoodstavce" style:family="text">
      <style:text-properties fo:color="#000000"/>
    </style:style>
    <style:style style:name="P151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52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53" style:parent-style-name="Standard" style:list-style-name="LFO4" style:family="paragraph">
      <style:paragraph-properties fo:line-height="115%"/>
    </style:style>
    <style:style style:name="T154" style:parent-style-name="Standardnípísmoodstavce" style:family="text">
      <style:text-properties fo:color="#000000"/>
    </style:style>
    <style:style style:name="T155" style:parent-style-name="Standardnípísmoodstavce" style:family="text">
      <style:text-properties fo:font-weight="bold" style:font-weight-asian="bold" style:font-weight-complex="bold" fo:color="#000000"/>
    </style:style>
    <style:style style:name="T156" style:parent-style-name="Standardnípísmoodstavce" style:family="text">
      <style:text-properties fo:color="#000000"/>
    </style:style>
    <style:style style:name="P157" style:parent-style-name="Standard" style:family="paragraph">
      <style:paragraph-properties fo:line-height="115%"/>
      <style:text-properties fo:color="#000000"/>
    </style:style>
    <style:style style:name="P158" style:parent-style-name="Standard" style:list-style-name="LFO4" style:family="paragraph">
      <style:paragraph-properties fo:line-height="115%"/>
    </style:style>
    <style:style style:name="T159" style:parent-style-name="Standardnípísmoodstavce" style:family="text">
      <style:text-properties fo:font-weight="bold" style:font-weight-asian="bold" style:font-weight-complex="bold" fo:color="#000000"/>
    </style:style>
    <style:style style:name="T160" style:parent-style-name="Standardnípísmoodstavce" style:family="text">
      <style:text-properties fo:color="#000000"/>
    </style:style>
    <style:style style:name="T161" style:parent-style-name="Standardnípísmoodstavce" style:family="text">
      <style:text-properties fo:font-weight="bold" style:font-weight-asian="bold" style:font-weight-complex="bold" fo:color="#000000"/>
    </style:style>
    <style:style style:name="T162" style:parent-style-name="Standardnípísmoodstavce" style:family="text">
      <style:text-properties fo:color="#000000"/>
    </style:style>
    <style:style style:name="P163" style:parent-style-name="Standard" style:list-style-name="LFO4" style:family="paragraph">
      <style:paragraph-properties fo:line-height="115%"/>
    </style:style>
    <style:style style:name="T164" style:parent-style-name="Standardnípísmoodstavce" style:family="text">
      <style:text-properties fo:font-weight="bold" style:font-weight-asian="bold" style:font-weight-complex="bold" fo:color="#000000"/>
    </style:style>
    <style:style style:name="T165" style:parent-style-name="Standardnípísmoodstavce" style:family="text">
      <style:text-properties fo:color="#000000"/>
    </style:style>
    <style:style style:name="P166" style:parent-style-name="Standard" style:list-style-name="LFO4" style:family="paragraph">
      <style:paragraph-properties fo:line-height="115%"/>
    </style:style>
    <style:style style:name="T167" style:parent-style-name="Standardnípísmoodstavce" style:family="text">
      <style:text-properties fo:font-weight="bold" style:font-weight-asian="bold" style:font-weight-complex="bold" fo:color="#000000"/>
    </style:style>
    <style:style style:name="T168" style:parent-style-name="Standardnípísmoodstavce" style:family="text">
      <style:text-properties fo:color="#000000"/>
    </style:style>
    <style:style style:name="P169" style:parent-style-name="Standard" style:family="paragraph">
      <style:paragraph-properties fo:line-height="115%" fo:margin-left="0.25in">
        <style:tab-stops/>
      </style:paragraph-properties>
      <style:text-properties fo:color="#000000"/>
    </style:style>
    <style:style style:name="P170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71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7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3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4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5" style:parent-style-name="Standard" style:list-style-name="LFO5" style:family="paragraph">
      <style:paragraph-properties fo:line-height="115%">
        <style:tab-stops>
          <style:tab-stop style:type="left" style:position="1.4583in"/>
        </style:tab-stops>
      </style:paragraph-properties>
      <style:text-properties fo:color="#000000" style:text-underline-type="single" style:text-underline-style="solid" style:text-underline-width="auto" style:text-underline-mode="continuous"/>
    </style:style>
    <style:style style:name="P176" style:parent-style-name="Standard" style:list-style-name="LFO5" style:family="paragraph">
      <style:paragraph-properties fo:line-height="115%">
        <style:tab-stops>
          <style:tab-stop style:type="left" style:position="0.2083in"/>
        </style:tab-stops>
      </style:paragraph-properties>
      <style:text-properties fo:font-weight="bold" style:font-weight-asian="bold" style:font-weight-complex="bold" fo:color="#000000"/>
    </style:style>
    <style:style style:name="P177" style:parent-style-name="Standard" style:list-style-name="LFO5" style:family="paragraph">
      <style:paragraph-properties fo:line-height="115%">
        <style:tab-stops>
          <style:tab-stop style:type="left" style:position="0.2083in"/>
        </style:tab-stops>
      </style:paragraph-properties>
    </style:style>
    <style:style style:name="T178" style:parent-style-name="Standardnípísmoodstavce" style:family="text">
      <style:text-properties fo:font-weight="bold" style:font-weight-asian="bold" style:font-weight-complex="bold" fo:color="#000000"/>
    </style:style>
    <style:style style:name="T179" style:parent-style-name="Standardnípísmoodstavce" style:family="text">
      <style:text-properties fo:color="#000000"/>
    </style:style>
    <style:style style:name="P180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18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8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8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8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85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8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8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88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89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90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T191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9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9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9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95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9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9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98" style:parent-style-name="Standard" style:family="paragraph">
      <style:paragraph-properties fo:margin-top="0.2361in"/>
      <style:text-properties fo:font-weight="bold" style:font-weight-asian="bold" style:font-weight-complex="bold" fo:color="#FF00CC"/>
    </style:style>
    <style:style style:name="P199" style:parent-style-name="Standard" style:family="paragraph">
      <style:paragraph-properties fo:margin-top="0.0784in"/>
      <style:text-properties fo:font-weight="bold" style:font-weight-asian="bold" style:font-weight-complex="bold" fo:color="#000000"/>
    </style:style>
    <style:style style:name="P200" style:parent-style-name="Standard" style:family="paragraph">
      <style:text-properties fo:color="#000000"/>
    </style:style>
    <style:style style:name="P201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2" style:parent-style-name="Standard" style:family="paragraph">
      <style:text-properties fo:color="#000000"/>
    </style:style>
    <style:style style:name="P203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4" style:parent-style-name="Standard" style:family="paragraph">
      <style:text-properties fo:color="#000000"/>
    </style:style>
    <style:style style:name="P205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6" style:parent-style-name="Standard" style:family="paragraph">
      <style:text-properties fo:color="#000000"/>
    </style:style>
    <style:style style:name="P207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T210" style:parent-style-name="Standardnípísmoodstavc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ÁJ</text:p>
      <text:p text:style-name="P2">Karel Hynek Mácha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májová příroda, nešťastná láska, nezvratitelný osud</text:span></text:p>
        </text:list-item>
        <text:list-item>
          <text:p text:style-name="P8"><text:span text:style-name="T9">motiv:<text:s/></text:span><text:span text:style-name="T10">z výňatku</text:span></text:p>
        </text:list-item>
        <text:list-item>
          <text:p text:style-name="P11"><text:span text:style-name="T12">časoprostor:</text:span><text:span text:style-name="T13"><text:s/>na začátku dubna, není blíže určeno (pravděpodobně koncem 18. stol. nebo</text:span><text:span text:style-name="T14"><text:line-break/></text:span><text:span text:style-name="T15"><text:tab/></text:span><text:span text:style-name="T16"><text:tab/>začátkem 19. stol), příroda v okolí hradu Bezděz, vězení, jezero poblíž Doks</text:span><text:span text:style-name="T17"><text:line-break/></text:span><text:span text:style-name="T18"><text:tab/></text:span><text:span text:style-name="T19"><text:tab/>(Máchovo jezero)</text:span></text:p>
        </text:list-item>
        <text:list-item>
          <text:p text:style-name="P20"><text:span text:style-name="T21">kompoziční výstavba:<text:s/></text:span><text:span text:style-name="T22">psáno jak chronologicky, tak retrospektivně (v mezizpěvech)</text:span><text:span text:style-name="T23"><text:line-break/></text:span><text:span text:style-name="T24"><text:tab/></text:span><text:span text:style-name="T25"><text:tab/></text:span><text:span text:style-name="T26"><text:tab/>dílo děleno na předzpěv, 4 zpěvy a 2 intermezza (= mezizpěv, vsuvka,</text:span><text:span text:style-name="T27"><text:line-break/></text:span><text:span text:style-name="T28"><text:tab/></text:span><text:span text:style-name="T29"><text:tab/></text:span><text:span text:style-name="T30"><text:tab/>nakrátko přeruší hlavní děj, vedlejší událost)</text:span></text:p>
        </text:list-item>
        <text:list-item>
          <text:p text:style-name="P31"><text:span text:style-name="T32">literární druh:<text:s/></text:span><text:span text:style-name="T33">poezie</text:span></text:p>
        </text:list-item>
        <text:list-item>
          <text:p text:style-name="P34"><text:span text:style-name="T35">literární žánr:<text:s/></text:span><text:span text:style-name="T36">lyricko-epická báseň<text:s/></text:span><text:span text:style-name="T37"><text:line-break/></text:span><text:span text:style-name="T38"><text:tab/>(lyrická část = líčení májové přírody, stavů vězně čekajícího na popravu, podstatná</text:span><text:span text:style-name="T39"><text:line-break/></text:span><text:span text:style-name="T40"><text:tab/><text:s/>epická část = zatlačena do pozadí)</text:span></text:p>
        </text:list-item>
        <text:list-item>
          <text:p text:style-name="P41"><text:span text:style-name="T42">vypravěč:</text:span><text:span text:style-name="T43"><text:s/>poutník Hynek, představuje K. H. Máchu</text:span></text:p>
        </text:list-item>
        <text:list-item>
          <text:p text:style-name="P44">postavy:</text:p>
          <text:list text:continue-numbering="true">
            <text:list-item>
              <text:p text:style-name="P45"><text:span text:style-name="T46">Vilém</text:span><text:span text:style-name="T47"><text:s/>–</text:span><text:span text:style-name="T48"><text:s/>lesů pán, loupežník, žárlivý, pomstychtivý, nešťastný, zamilovaný do Jarmily</text:span><text:span text:style-name="T49">,<text:s/></text:span><text:span text:style-name="T50">bouří se proti společenským konvencím a osudu, cítí se být nevinný, obviňuje svého otce</text:span><text:span text:style-name="T51">, jako mladý vyhnán z domu, otcovrah, má strach z posmrtného života</text:span></text:p>
            </text:list-item>
            <text:list-item>
              <text:p text:style-name="P52"><text:span text:style-name="T53">Jarmila</text:span><text:span text:style-name="T54"><text:s/>–<text:s/></text:span><text:span text:style-name="T55">krásná dívka, poctivá, nešťastná</text:span><text:span text:style-name="T56">,<text:s/></text:span><text:span text:style-name="T57">zamilovaná do Viléma, svedena otcem</text:span><text:span text:style-name="T58"><text:line-break/></text:span><text:span text:style-name="T59"><text:tab/><text:s text:c="4"/>Viléma</text:span></text:p>
            </text:list-item>
            <text:list-item>
              <text:p text:style-name="P60"><text:span text:style-name="T61">Hynek</text:span><text:span text:style-name="T62"><text:s/>–<text:s/></text:span><text:span text:style-name="T63">poutník, sám autor (K. H. Mácha), zamyšlený</text:span><text:span text:style-name="T64">, vrací se k Vilémovu popravišti,</text:span><text:span text:style-name="T65"><text:line-break/></text:span><text:span text:style-name="T66"><text:tab/><text:s/>ztotožňuje se s Vilémem</text:span></text:p>
            </text:list-item>
            <text:list-item>
              <text:p text:style-name="P67"><text:span text:style-name="T68">Vilémův otec</text:span><text:span text:style-name="T69"><text:s/>–<text:s/></text:span><text:span text:style-name="T70">krutý, svedl Jarmilu</text:span></text:p>
            </text:list-item>
          </text:list>
        </text:list-item>
        <text:list-item>
          <text:p text:style-name="P71"><text:span text:style-name="T72">vyprávěcí způsoby:<text:s/></text:span><text:span text:style-name="T73">er-forma, ich-forma (v závěru, autor se ztotožňuje s dělem)</text:span></text:p>
        </text:list-item>
        <text:list-item>
          <text:p text:style-name="P74"><text:span text:style-name="T75">typy promluv:<text:s/></text:span><text:span text:style-name="T76">přímá i nepřímá řeč, monolog i dialog</text:span></text:p>
        </text:list-item>
        <text:list-item>
          <text:p text:style-name="P77"><text:span text:style-name="T78">veršová výstavba:<text:s/></text:span><text:span text:style-name="T79">obkročný rým (ABBA), nepravidelnost ve verších, jambický verš</text:span><text:span text:style-name="T80"><text:line-break/></text:span><text:span text:style-name="T81"><text:tab/></text:span><text:span text:style-name="T82"><text:tab/></text:span><text:span text:style-name="T83"><text:tab/>(= první slabika krátká a nepřízvučná, druhá dlouhá a přízvučná)</text:span></text:p>
        </text:list-item>
        <text:list-item>
          <text:p text:style-name="P84"><text:span text:style-name="T85">jazykové prostředky:</text:span></text:p>
          <text:list text:continue-numbering="true">
            <text:list-item>
              <text:p text:style-name="P86"><text:span text:style-name="T87">spisovná čeština, jednoduché věty</text:span><text:span text:style-name="T88">, knižní, básnický jazyk</text:span></text:p>
            </text:list-item>
            <text:list-item>
              <text:p text:style-name="P89">zvukomalba – libozvučné (Byl pozdní večer – první máj – večerní máj – byl lásky čas)</text:p>
            </text:list-item>
          </text:list>
        </text:list-item>
      </text:list>
      <text:p text:style-name="P90"><text:s text:c="2"/>– nelibozvučné (řinčení řetězů hřmot)</text:p>
      <text:list text:style-name="LFO1" text:continue-numbering="true">
        <text:list-item>
          <text:list>
            <text:list-item>
              <text:p text:style-name="P91">metafora (strašný lesů pán – loupežník)</text:p>
            </text:list-item>
            <text:list-item>
              <text:p text:style-name="P92">metonymie (hrdliččin zval ku lásce hlas</text:p>
            </text:list-item>
            <text:list-item>
              <text:p text:style-name="P93">apostrofa (Ach zemi krásnou, zemi milovanou)</text:p>
            </text:list-item>
            <text:list-item>
              <text:p text:style-name="P94">oxymóron (mrtvé milenky cit, zbortělé harfy tón)</text:p>
            </text:list-item>
            <text:list-item>
              <text:p text:style-name="P95">epiteta: básnický přívlastek (bělavé páry hynou, modrý blankyt)</text:p>
            </text:list-item>
            <text:list-item>
              <text:p text:style-name="P96">gradace (Ó krásný – krásný věk!)</text:p>
            </text:list-item>
            <text:list-item>
              <text:p text:style-name="P97">inverze (v tiché se slzy celí rozplýváte)</text:p>
            </text:list-item>
            <text:list-item>
              <text:p text:style-name="P98">přirovnání (co slzy lásky)</text:p>
            </text:list-item>
            <text:list-item>
              <text:p text:style-name="P99">řečnické otázky, personifikace</text:p>
            </text:list-item>
            <text:list-item>
              <text:p text:style-name="P100">kompozice: vzestup, vrchol, sestup (gradace děje)</text:p>
            </text:list-item>
            <text:list-item>
              <text:p text:style-name="P101">kontrasty: líčení májové přírody x vedení odsouzence na smrt</text:p>
            </text:list-item>
            <text:list-item>
              <text:p text:style-name="P102">paralely: májová příroda x láska, temná noc x myšlenky Viléma na smrt</text:p>
            </text:list-item>
            <text:list-item>
              <text:p text:style-name="P103">autor neustále používá pomlčky, ať už k vsuvce, zvýraznění či gradaci</text:p>
            </text:list-item>
            <text:list-item>
              <text:p text:style-name="P104">obraz přírody: kontrastní barvy (záměrná kombinace modré a bílé)</text:p>
            </text:list-item>
          </text:list>
        </text:list-item>
        <text:list-item>
          <text:p text:style-name="P105"><text:span text:style-name="T106">tropy a figury:<text:s/></text:span><text:span text:style-name="T107">ve výňatku</text:span></text:p>
        </text:list-item>
      </text:list>
      <text:p text:style-name="P108">AUTOR:</text:p>
      <text:p text:style-name="P109">Karel Hynek Mácha</text:p>
      <text:list text:style-name="LFO2" text:continue-numbering="true">
        <text:list-item>
          <text:p text:style-name="P110">1810 – 1836</text:p>
        </text:list-item>
        <text:list-item>
          <text:p text:style-name="P111">hlavní osobnost našeho romantismu, zakladatel moderní české poezie</text:p>
        </text:list-item>
        <text:list-item>
          <text:p text:style-name="P112"><text:span text:style-name="T113">pocházel z chudé rodiny, žil v Praze a po studiu na KÚ se stal<text:s/></text:span><text:span text:style-name="T114">advokátním</text:span><text:span text:style-name="T115"><text:s/>praktikantem v Litoměřicích</text:span></text:p>
        </text:list-item>
        <text:list-item>
          <text:p text:style-name="P116">hrál ochotnické divadlo, potkal J. K. Tyla</text:p>
        </text:list-item>
        <text:list-item>
          <text:p text:style-name="P117"><text:span text:style-name="T118">velmi cestoval – pěšky, hlavně po českých hradech</text:span><text:span text:style-name="T119"><text:s/>(nejradši měl Bezděz)</text:span></text:p>
        </text:list-item>
        <text:list-item>
          <text:p text:style-name="P120">podnikl pěší tůru do Itálie</text:p>
        </text:list-item>
        <text:list-item>
          <text:p text:style-name="P121"><text:span text:style-name="T122">jeho<text:s/></text:span><text:span text:style-name="T123">láskou byla Eleonora Šomková</text:span><text:span text:style-name="T124"><text:s/>(Lori), komplikovaný vztah (Mácha žárlivý, vysnil si ji jinou než byla), nevzali se, v den jejich svatby měl Mácha pohřeb</text:span></text:p>
        </text:list-item>
        <text:list-item>
          <text:p text:style-name="P125"><text:span text:style-name="T126">při jedné z cest z Prahy do Litoměřic<text:s/></text:span><text:span text:style-name="T127">pomáhal hasit požár, pár dní na to zemřel pravděpodobně na následky požáru</text:span><text:span text:style-name="T128"><text:s/>(cholera - napití ze závadné vody)</text:span></text:p>
        </text:list-item>
        <text:list-item>
          <text:p text:style-name="P129">ostatky převezeny z Litoměřic do Prahy na Vyšehrad</text:p>
        </text:list-item>
      </text:list>
      <text:p text:style-name="P130">Tvorba</text:p>
      <text:list text:style-name="LFO2" text:continue-numbering="true">
        <text:list-item>
          <text:p text:style-name="P131"><text:span text:style-name="T132">nejprve píše německy</text:span><text:span text:style-name="T133"><text:s/>(vlastenecké básně)</text:span></text:p>
        </text:list-item>
        <text:list-item>
          <text:p text:style-name="P134">Máj vyšel roku 1836 – rok Máchovy smrti, dílo bylo soudobými umělci zavrhnuto a přijato až po jeho smrti ve 2. pol. 19. století generací Májovců</text:p>
        </text:list-item>
        <text:list-item>
          <text:p text:style-name="P135">Josef Kajetán Tyl v díle Rozervanec kritizuje Máchu píšícího o svých pocitech</text:p>
        </text:list-item>
      </text:list>
      <text:p text:style-name="P136">Další díla:</text:p>
      <text:list text:style-name="LFO3" text:continue-numbering="true">
        <text:list-item>
          <text:p text:style-name="P137">Márinka – povídka</text:p>
        </text:list-item>
        <text:list-item>
          <text:p text:style-name="P138">Cikáni – román</text:p>
        </text:list-item>
      </text:list>
      <text:p text:style-name="P139">Literárně-historický kontext</text:p>
      <text:p text:style-name="P140">Umělecké směry období</text:p>
      <text:p text:style-name="P141">Romantismus</text:p>
      <text:list text:style-name="LFO4" text:continue-numbering="true">
        <text:list-item>
          <text:p text:style-name="P142">1. pol. 19. stol.</text:p>
        </text:list-item>
        <text:list-item>
          <text:p text:style-name="P143"><text:span text:style-name="T144">nebyl u nás příznivě přijat, protože zde stále převládali obrozenecké zájmy</text:span><text:span text:style-name="T145"><text:s/>(výchova k vlastenectví), zatímco romantismus měl rozervané jedince,<text:s/></text:span><text:span text:style-name="T146">často kriminálníky</text:span></text:p>
        </text:list-item>
        <text:list-item>
          <text:p text:style-name="P147">cit převládá nad rozumem</text:p>
        </text:list-item>
        <text:list-item>
          <text:p text:style-name="P148"><text:span text:style-name="T149">obdivuje minulost</text:span><text:span text:style-name="T150"><text:s/>(únik před současností), hlavně středověk, rytířství, gotika</text:span></text:p>
        </text:list-item>
        <text:list-item>
          <text:p text:style-name="P151">klade důraz na národ a jeho svobodu</text:p>
        </text:list-item>
        <text:list-item>
          <text:p text:style-name="P152">miluje tajemnost, zvláštnost, kontrasty</text:p>
        </text:list-item>
        <text:list-item>
          <text:p text:style-name="P153"><text:span text:style-name="T154">žánry: poezie –<text:s/></text:span><text:span text:style-name="T155">byronská balada</text:span><text:span text:style-name="T156"><text:s/>– lyricko-epická báseň</text:span></text:p>
        </text:list-item>
      </text:list>
      <text:soft-page-break/>
      <text:p text:style-name="P157">próza – historický román, povídka</text:p>
      <text:list text:style-name="LFO4" text:continue-numbering="true">
        <text:list-item>
          <text:p text:style-name="P158"><text:span text:style-name="T159">hrdina většinou splývá s autorem</text:span><text:span text:style-name="T160"><text:s/>(má stejné pocity a názory),<text:s/></text:span><text:span text:style-name="T161">většinou mladý muž, osamělý, nikdo mu nerozumí</text:span><text:span text:style-name="T162">, je pro něj důležitá láska (většinou nešťastná), pohrdá společenskými konvencemi (manželství), často zloděj či jiný zločinec</text:span></text:p>
        </text:list-item>
        <text:list-item>
          <text:p text:style-name="P163"><text:span text:style-name="T164">tajemné a hrůzné situace a místa</text:span><text:span text:style-name="T165"><text:s/>(les, hřbitov, noční jezero)</text:span></text:p>
        </text:list-item>
        <text:list-item>
          <text:p text:style-name="P166"><text:span text:style-name="T167">romantický životní pocit</text:span><text:span text:style-name="T168"> = nadaný člověk nemůže kvůli penězům uskutečnit své plány, cítí se nepochopený, vyřazený ze společnosti</text:span></text:p>
        </text:list-item>
      </text:list>
      <text:p text:style-name="P169"/>
      <text:p text:style-name="P170">Současníci:</text:p>
      <text:list text:style-name="LFO5" text:continue-numbering="true">
        <text:list-item>
          <text:p text:style-name="P171">Romantismus</text:p>
          <text:list text:continue-numbering="true">
            <text:list-item>
              <text:p text:style-name="P172">Karel Jaromír Erben – Kytice</text:p>
            </text:list-item>
            <text:list-item>
              <text:p text:style-name="P173">Michail Jurjevič Lermontov – Démon (Rusko)</text:p>
            </text:list-item>
            <text:list-item>
              <text:p text:style-name="P174">Edgar Allan Poe – Havran (USA)</text:p>
            </text:list-item>
          </text:list>
        </text:list-item>
        <text:list-item>
          <text:p text:style-name="P175">Realismus</text:p>
          <text:list text:continue-numbering="true">
            <text:list-item>
              <text:p text:style-name="P176">Božena Němcová – Babička</text:p>
            </text:list-item>
            <text:list-item>
              <text:p text:style-name="P177"><text:span text:style-name="T178">Josef Kajetán Tyl</text:span><text:span text:style-name="T179"><text:s/>– Fidlovačka aneb žádný hněv a žádná rvačka</text:span></text:p>
            </text:list-item>
          </text:list>
        </text:list-item>
      </text:list>
      <text:p text:style-name="P180"><text:span text:style-name="T181">Mácha a Májovci</text:span></text:p>
      <text:list text:style-name="LFO6" text:continue-numbering="true">
        <text:list-item>
          <text:p text:style-name="P182"><text:span text:style-name="T183">Mácha</text:span><text:span text:style-name="T184">: Představitel českého romantismu, který inspiroval další generace básníků a spisovatelů svou melancholickou a přírodní poetikou.</text:span></text:p>
        </text:list-item>
        <text:list-item>
          <text:p text:style-name="P185"><text:span text:style-name="T186">Májovci</text:span><text:span text:style-name="T187">: Literární skupina českých básníků a spisovatelů, která vznikla po roce 1858. Skupina dostala své jméno podle almanachu "Máj," vydaného na počest Karla Hynka Máchy.</text:span></text:p>
        </text:list-item>
        <text:list-item>
          <text:p text:style-name="P188"><text:span text:style-name="T189">Členové</text:span><text:span text:style-name="T190">: Mezi hlavní představitele patří<text:s/></text:span><text:span text:style-name="T191">Jan Neruda, Vítězslav Hálek, Karolína Světlá, Adolf Heyduk a další.</text:span></text:p>
        </text:list-item>
        <text:list-item>
          <text:p text:style-name="P192"><text:span text:style-name="T193">Tvorba a cíle</text:span><text:span text:style-name="T194">: Májovci se zaměřovali na realistické zobrazování současného života a kritiku společenských problémů. Odkláněli se od romantických klišé a přibližovali se k realismu a pozitivismu.</text:span></text:p>
        </text:list-item>
        <text:list-item>
          <text:p text:style-name="P195"><text:span text:style-name="T196">Význam</text:span><text:span text:style-name="T197">: Přispěli k modernizaci české literatury a k rozvoji kritického a realistického přístupu k literární tvorbě. Hledali inspiraci nejen v české národní tradici, ale i v evropské literatuře.</text:span></text:p>
        </text:list-item>
      </text:list>
      <text:p text:style-name="P198">DĚJ:</text:p>
      <text:p text:style-name="P199">1. zpěv</text:p>
      <text:p text:style-name="P200">Báseň začíná oslavou máje, popisem krásné májové přírody. Jarmila čeká na svého milého Viléma na břehu jezera. Místo něj však na člunu připlouvá posel se zprávou, že Vilém je uvězněn a druhého dne má být popraven za vraždu Jarmilina svůdce. Jarmila se proto v zoufalství utopí v jezeře.</text:p>
      <text:p text:style-name="P201">2. zpěv</text:p>
      <text:p text:style-name="P202">Vilém ve vězení přemýšlí o svém životě a svém mládí. Přesvědčuje se, že není vinen a ptá se sám sebe čím se provinil a zda si uvěznění zaslouží. Dozvídá se, že svůdcem Jarmily byl jeho otec, který ho v mládí vyhnal z domu a kvůli kterému se stal loupežníkem. Dívá se do krajiny a uvědomuje si její krásu. Nevěří, že po smrti něco existuje a lituje, že musí zemřít. Přemýšlí o věčnosti, smrti, posmrtném životě a o tom, že už nikdy neuvidí a neuslyší vše, co měl tak rád. A také přemýšlí o své<text:s/><text:soft-page-break/>milované Jarmile. Ve svém zoufalství vede nahlas dlouhý smutný monolog, zaslechne ho stráž a je nešťastná z Vilémova osudu.</text:p>
      <text:p text:style-name="P203">1. intermezzo</text:p>
      <text:p text:style-name="P204">Na popravišti se sbor duchů, zvířata i celá příroda připravuje na přijetí nového odsouzence.</text:p>
      <text:p text:style-name="P205">3. zpěv</text:p>
      <text:p text:style-name="P206">Vilém je veden na popravu, naposledy obdivuje krásnou májovou přírodu, modlí se a loučí se se svou rodnou zemí. Lidé spěchají na popravu, na popravišti již čeká kat. Vilémovi je useknuta hlava a dána na dřevěný kůl. Jeho tělo je vpleteno do kola a lámáno.</text:p>
      <text:p text:style-name="P207">2. intermezzo</text:p>
      <text:p text:style-name="P208">Vilémova tlupa loupežníků truchlí pro svého pána.</text:p>
      <text:p text:style-name="P209">4. zpěv</text:p>
      <text:p text:style-name="Standard">Po sedmi letech přichází na toto místo poutník Hynek, dozvídá se příběh Viléma a Jarmily. Opět se vrací 1. máje ke kolu. Poutník (Mácha) se ztotožňuje s Vilémem, zvolání<text:s/><text:span text:style-name="T210">„Hynku! Viléme! Jarmilo!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álníweb" style:display-name="Normální (web)" style:family="paragraph" style:parent-style-name="Normální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24T18:01:00Z</dc:date>
    <meta:print-date>2019-05-16T15:04:00Z</meta:print-date>
    <meta:template xlink:href="Normal.dotm" xlink:type="simple"/>
    <meta:editing-cycles>116</meta:editing-cycles>
    <meta:editing-duration>PT30240S</meta:editing-duration>
    <meta:document-statistic meta:page-count="4" meta:paragraph-count="13" meta:word-count="1042" meta:character-count="6972" meta:row-count="49" meta:non-whitespace-character-count="5943"/>
  </office:meta>
</office:document-meta>
</file>